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0004-CPECC-013-2014</text:p>
      <text:p text:style-name="P44"><text:span text:style-name="T5">Maturín, </text:span><text:span text:style-name="Fuente_20_de_20_párrafo_20_predeter."><text:span text:style-name="T3">22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Abril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14-2014</text:span><text:span text:style-name="T14"> </text:span><text:span text:style-name="T8">DE FECHA 11-04-2014</text:span></text:p>
      <text:p text:style-name="P36"/>
      <text:p text:style-name="P29"><text:span text:style-name="T8">OBJETO: </text:span><text:span text:style-name="T9">Adquisición de Cerraduras Eléctricas y materiales para instalación de las mismas en La Dirección de Atención Ciudadana y Dirección de Recursos Humanos, de uso exclusivo de este Órgano Contralor.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INVERSIONES JBC ORIENTE, C.A<text:line-break/>- Oferta "B": INVERSIONES LA LLAVE MAGICA,C.A<text:line-break/>- Oferta "C": INVERSIONES SERVILLAVES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INVERSIONES JBC ORIENTE, 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INVERSIONES LA LLAVE MAGICA,C.A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INVERSIONES SERVILLAVES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0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INVERSIONES JBC ORIENTE, 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INVERSIONES LA LLAVE MAGICA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INVERSIONES SERVILLAVES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INVERSIONES SERVILLAVES, C.A., INVERSIONES LA LLAVE MÁGICA MATURÍN, C.A., INVERSIONES JBC ORIENTE, C.A., para el Procedimiento Nº CEM-PC-02-01-0014-2014, realizado bajo la modalidad de Consulta de Precio, para Adquisición de Cerraduras Eléctricas y materiales para instalación de las mismas en La Dirección de Atención Ciudadana y Dirección de Recursos Humanos, de uso exclusivo de este Órgano Contralor, y como resultado de la referida invitación no se obtuvieron Ofertas.</text:p>
      <text:p text:style-name="P32"/>
      <text:p text:style-name="P27"/>
      <text:p text:style-name="P12">RECOMENDACIÓN:</text:p>
      <text:p text:style-name="P17">Esta Unidad Contratante de conformidad a lo establecido en el artículo 89 numeral 1 de la Ley de Contrataciones Públicas, recomienda la declaratoria de desierto del procedimiento objeto de este informe, y proceder de acuerdo con lo establecido en el artículo 90 de la Ley de Contrataciones Públicas, a realizar un nuevo procedimiento.<text:line-break/>Así mismo se sugiere se notifique a las empresas participantes, el fin del procedimiento, de conformidad con lo previsto en el artículo 91 de la Ley de Contrataciones Públicas.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